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4D8000006DA15C1B24E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athu" svg:font-family="Sathu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/>
      <style:text-properties fo:color="#ffffff" style:font-name="Sathu" fo:font-size="16pt" fo:background-color="transparent" style:font-size-asian="16pt" style:font-size-complex="16pt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ffffff" style:font-name="Sathu" fo:font-size="16pt" fo:background-color="transparent" style:font-size-asian="16pt" style:font-size-complex="16pt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Sathu" fo:font-size="24pt" fo:background-color="transparent" style:font-size-asian="24pt" style:font-size-complex="24pt"/>
    </style:style>
    <style:style style:name="T1" style:family="text">
      <style:text-properties style:font-name="Sathu" fo:font-size="24pt" fo:background-color="transparent" style:font-size-asian="24pt" style:font-size-complex="2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<text:s/></text:span><text:span text:style-name="T1"><text:database-display text:table-name="Relatori" text:table-type="table" text:column-name="Nome" text:database-name="MailMerge">&lt;Nome&gt;</text:database-display></text:span></text:p>
      <text:p text:style-name="P4"><text:database-display text:table-name="Relatori" text:table-type="table" text:column-name="Cognome" text:database-name="MailMerge">&lt;Cognome&gt;</text:database-display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athu" svg:font-family="Sathu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1299in" fo:page-height="5.8299in" style:num-format="1" style:print-orientation="portrait" fo:margin-top="0in" fo:margin-bottom="0in" fo:margin-left="0in" fo:margin-right="0in" style:shadow="none" fo:background-color="transparent" style:writing-mode="lr-tb" style:footnote-max-height="0in">
        <style:background-image xlink:href="Pictures/10000201000004D8000006DA15C1B24E.png" xlink:type="simple" xlink:actuate="onLoad" style:repeat="stretch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.1299in" fo:page-height="5.829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4.1299in" fo:page-height="5.829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0T23:14:37</meta:creation-date>
    <dc:date>2015-06-22T17:16:19</dc:date>
    <meta:editing-duration>PT36M34S</meta:editing-duration>
    <meta:editing-cycles>6</meta:editing-cycles>
    <meta:generator>OpenOffice/4.0.1$Unix OpenOffice.org_project/401m5$Build-9714</meta:generator>
    <dc:creator>Emmanuele Somma</dc:creator>
    <meta:document-statistic meta:table-count="0" meta:image-count="0" meta:object-count="0" meta:page-count="1" meta:paragraph-count="2" meta:word-count="2" meta:character-count="16"/>
  </office:meta>
</office:document-meta>
</file>